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7.1000003814697pt" style:font-size-asian="15pt" style:font-size-complex="17.1000003814697pt"/>
    </style:style>
    <style:style style:name="P2" style:family="paragraph" style:parent-style-name="Text_20_body">
      <style:text-properties fo:font-size="15pt" style:font-size-asian="15pt" style:font-size-complex="15pt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0.741cm" fo:margin-right="0cm" fo:text-indent="0cm" style:auto-text-indent="false"/>
      <style:text-properties fo:font-size="16pt" style:font-size-asian="16pt" style:font-size-complex="16pt"/>
    </style:style>
    <style:style style:name="P5" style:family="paragraph" style:parent-style-name="Heading_20_2">
      <style:text-properties fo:font-size="22pt" style:font-size-asian="22pt" style:font-size-complex="22pt"/>
    </style:style>
    <style:style style:name="P6" style:family="paragraph" style:parent-style-name="Heading_20_2">
      <style:text-properties fo:font-size="16pt" style:font-size-asian="16pt" style:font-size-complex="16pt"/>
    </style:style>
    <style:style style:name="P7" style:family="paragraph" style:parent-style-name="Table_20_Contents">
      <style:text-properties fo:font-size="17.1000003814697pt" officeooo:rsid="001c8bee" officeooo:paragraph-rsid="001c8bee" style:font-size-asian="15pt" style:font-size-complex="17.1000003814697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style:font-name="Cambria" fo:font-weight="bold"/>
    </style:style>
    <style:style style:name="T4" style:family="text">
      <style:text-properties fo:font-weight="bold"/>
    </style:style>
    <style:style style:name="T5" style:family="text">
      <style:text-properties style:font-name="Calibri"/>
    </style:style>
    <style:style style:name="T6" style:family="text">
      <style:text-properties fo:color="#000000" style:font-name="Courier New"/>
    </style:style>
    <style:style style:name="T7" style:family="text">
      <style:text-properties fo:color="#2a00ff" style:font-name="Courier New"/>
    </style:style>
    <style:style style:name="T8" style:family="text">
      <style:text-properties fo:color="#2a00ff" style:font-name="Courier New" officeooo:rsid="001d19c4" style:font-name-asian="Courier New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4">6. HttpServletRequest</text:span><text:span text:style-name="T2">请求转发（服务器端跳转</text:span><text:span text:style-name="T3">forward</text:span><text:span text:style-name="T2">）</text:span></text:h>
      <text:p text:style-name="P4"><text:span text:style-name="T1">在</text:span>Servlet<text:span text:style-name="T1">中请求转发是大量要使用的，因为当我们访问一个</text:span><text:span text:style-name="T5">Servlet</text:span><text:span text:style-name="T1">的时候通常会执行一些后台的业务逻辑，然后跳转到一个结果页面，那么跳转到结果页面的这个过程就是请求转发，举个例子我们做登录的功能，我们填写用户名密码然后提交到一个负责登录的</text:span><text:span text:style-name="T5">Servlet</text:span><text:span text:style-name="T1">，</text:span><text:span text:style-name="T5">Servlet</text:span><text:span text:style-name="T1">为我们做用户名和密码的校验，如果我们都正确的话，我们就要跳转到登录的提示页面，如果错误就要跳转到登录失败的页面。</text:span></text:p>
      <text:p text:style-name="P4"><text:span text:style-name="T5">R</text:span>equest<text:span text:style-name="T1">的请求转发也可以叫做服务器端的跳转，虽然有页面的跳转但是我们会发现地址栏是不会有变化的。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7">request.getRequestDispatcher("/b.html").forward(request, response);</text:p>
          </table:table-cell>
        </table:table-row>
      </table:table>
      <text:p text:style-name="P2"><text:span text:style-name="T1">我们不但可以跳转到静态页面（后续主要讲解是动态页面我们通常会跳转到一个</text:span>jsp<text:span text:style-name="T1">（</text:span><text:span text:style-name="T5">jsp</text:span><text:span text:style-name="T1">在</text:span><text:span text:style-name="T5">Servlet</text:span><text:span text:style-name="T1">之后产生）的提示页面，因为我们要返回的是动态页面，所有</text:span><text:span text:style-name="T5">html</text:span><text:span text:style-name="T1">是不适合（后续讲解））。还可以跳转到</text:span><text:span text:style-name="T5">Servlet</text:span><text:span text:style-name="T1">，此时我们可以给</text:span><text:span text:style-name="T5">request</text:span><text:span text:style-name="T1">来设置当前域中的属性值，在该域之内（当前请求完成之前）都能获得到该属性值。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2"><text:span text:style-name="T6">request.setAttribute(</text:span><text:span text:style-name="T7">"name"</text:span><text:span text:style-name="T6">, </text:span><text:span text:style-name="T7">"</text:span><text:span text:style-name="T8">hemingjie</text:span><text:span text:style-name="T7">"</text:span><text:span text:style-name="T6">);</text:span></text:p>
            <text:p text:style-name="P2"><text:span text:style-name="T6">request.getAttribute(</text:span><text:span text:style-name="T7">"name"</text:span><text:span text:style-name="T6">);</text:span></text:p>
          </table:table-cell>
        </table:table-row>
      </table:table>
      <text:h text:style-name="P6" text:outline-level="2"><text:span text:style-name="T4">7.request</text:span><text:span text:style-name="T2">域的作用范围</text:span></text:h>
      <text:p text:style-name="P3"><text:span text:style-name="T1">在上一讲我们提及过</text:span>ServletContext<text:span text:style-name="T1">的概念，它也是一个域的对象，它的范围非常大，是指定项目所有</text:span><text:span text:style-name="T5">Servlet</text:span><text:span text:style-name="T1">的公共的对象，随着服务器的启动而产生，服务器的停止而销毁，那么</text:span><text:span text:style-name="T5">request</text:span><text:span text:style-name="T1">的也是域对象，它的作用范围小的多，它的范围只在一次请求响应范围之内，每一个线程的请求都会新产生一个</text:span><text:span text:style-name="T5">HttpServletRequest</text:span><text:span text:style-name="T1">和</text:span><text:span text:style-name="T5">HttpServletResponse</text:span><text:span text:style-name="T1">的对象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52S</meta:editing-duration>
    <meta:editing-cycles>7</meta:editing-cycles>
    <meta:generator>LibreOffice/5.3.0.3$Windows_X86_64 LibreOffice_project/7074905676c47b82bbcfbea1aeefc84afe1c50e1</meta:generator>
    <dc:date>2018-03-12T20:53:54.558000000</dc:date>
    <meta:document-statistic meta:table-count="2" meta:image-count="0" meta:object-count="0" meta:page-count="1" meta:paragraph-count="9" meta:word-count="501" meta:character-count="782" meta:non-whitespace-character-count="779"/>
    <meta:user-defined meta:name="Info 1"/>
    <meta:user-defined meta:name="Info 2"/>
    <meta:user-defined meta:name="Info 3"/>
    <meta:user-defined meta:name="Info 4"/>
  </office:meta>
</office:document-meta>
</file>